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 stretchy="false">[</mo>
                  <mrow>
                    <msub>
                      <mi>L</mi>
                      <mrow>
                        <mo stretchy="false">+</mo>
                        <mi/>
                      </mrow>
                    </msub>
                    <mi>,</mi>
                    <msub>
                      <mi>L</mi>
                      <mrow>
                        <mo stretchy="false">−</mo>
                        <mi/>
                      </mrow>
                    </msub>
                  </mrow>
                  <mo stretchy="false">]</mo>
                </mrow>
                <mrow>
                  <mo stretchy="false">−</mo>
                  <mi/>
                </mrow>
              </msub>
              <mo stretchy="false">=</mo>
              <mn>2</mn>
            </mrow>
            <mo stretchy="false">ℏ</mo>
            <msub>
              <mi>L</mi>
              <mi>z</mi>
            </msub>
          </mrow>
        </mtd>
      </mtr>
      <mtr>
        <mtd>
          <mrow>
            <mrow>
              <msub>
                <mrow>
                  <mo stretchy="false">[</mo>
                  <mrow>
                    <msub>
                      <mi>L</mi>
                      <mi>z</mi>
                    </msub>
                    <mi>,</mi>
                    <msub>
                      <mi>L</mi>
                      <mrow>
                        <mo stretchy="false">±</mo>
                        <mi/>
                      </mrow>
                    </msub>
                  </mrow>
                  <mo stretchy="false">]</mo>
                </mrow>
                <mrow>
                  <mo stretchy="false">−</mo>
                  <mi/>
                </mrow>
              </msub>
              <mo stretchy="false">=</mo>
              <mrow>
                <mo stretchy="false">±</mo>
                <mo stretchy="false">ℏ</mo>
              </mrow>
            </mrow>
            <msub>
              <mi>L</mi>
              <mrow>
                <mo stretchy="false">±</mo>
                <mi/>
              </mrow>
            </msub>
          </mrow>
        </mtd>
      </mtr>
      <mtr>
        <mtd>
          <mrow>
            <mrow>
              <msub>
                <mrow>
                  <mo stretchy="false">[</mo>
                  <mrow>
                    <msup>
                      <mrow>
                        <mstyle mathvariant="bold">
                          <mrow>
                            <mi>L</mi>
                          </mrow>
                        </mstyle>
                      </mrow>
                      <mn>2</mn>
                    </msup>
                    <mi>,</mi>
                    <msub>
                      <mi>L</mi>
                      <mrow>
                        <mo stretchy="false">±</mo>
                        <mi/>
                      </mrow>
                    </msub>
                  </mrow>
                  <mo stretchy="false">]</mo>
                </mrow>
                <mrow>
                  <mo stretchy="false">−</mo>
                  <mi/>
                </mrow>
              </msub>
              <mo stretchy="false">=</mo>
              <mn>0</mn>
            </mrow>
          </mrow>
        </mtd>
      </mtr>
    </mtable>
    <annotation encoding="StarMath 5.0">[L_+` , L_-`]_-` = 2 hbar L_z newline
[L_z , L_+-`]_-` = +- hbar L_+-` newline
[{bold L}^2 , L_+-`]_-`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44:54.599000000</meta:creation-date>
    <meta:generator>LibreOffice/4.1.4.2$Windows_x86 LibreOffice_project/0a0440ccc0227ad9829de5f46be37cfb6edcf72</meta:generator>
  </office:meta>
</office:document-meta>
</file>